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標楷體" svg:font-family="標楷體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35cm"/>
      <style:text-properties style:font-name="標楷體" fo:font-size="14pt" style:font-name-asian="標楷體" style:font-size-asian="14pt"/>
    </style:style>
    <style:style style:name="P2" style:family="paragraph" style:parent-style-name="Standard">
      <style:paragraph-properties style:line-height-at-least="0.035cm" fo:text-align="justify" style:justify-single-word="false"/>
      <style:text-properties style:font-name="標楷體" fo:font-size="14pt" style:font-name-asian="標楷體" style:font-size-asian="14pt"/>
    </style:style>
    <style:style style:name="P3" style:family="paragraph" style:parent-style-name="Standard">
      <style:paragraph-properties style:line-height-at-least="0.035cm"/>
      <style:text-properties style:font-name="標楷體" fo:font-size="14pt" fo:font-weight="bold" style:font-name-asian="標楷體" style:font-size-asian="14pt" style:font-weight-asian="bold" style:font-name-complex="標楷體" style:font-size-complex="14pt"/>
    </style:style>
    <style:style style:name="P4" style:family="paragraph" style:parent-style-name="Standard">
      <style:text-properties style:font-name="標楷體" fo:font-size="14pt" fo:font-weight="bold" style:letter-kerning="true" style:font-name-asian="標楷體" style:font-size-asian="14pt" style:font-weight-asian="bold" style:font-name-complex="新細明體1" style:font-weight-complex="bold"/>
    </style:style>
    <style:style style:name="P5" style:family="paragraph" style:parent-style-name="Standard">
      <style:text-properties style:font-name="標楷體" fo:font-weight="bold" style:letter-kerning="true" style:font-name-asian="標楷體" style:font-weight-asian="bold" style:font-name-complex="新細明體1" style:font-weight-complex="bold"/>
    </style:style>
    <style:style style:name="P6" style:family="paragraph" style:parent-style-name="Standard">
      <style:paragraph-properties style:line-height-at-least="0.035cm"/>
    </style:style>
    <style:style style:name="P7" style:family="paragraph" style:parent-style-name="Standard">
      <style:paragraph-properties style:line-height-at-least="0.035cm" fo:text-align="justify" style:justify-single-word="false"/>
    </style:style>
    <style:style style:name="P8" style:family="paragraph" style:parent-style-name="Standard" style:list-style-name="WW8Num1">
      <style:paragraph-properties style:line-height-at-least="0.035cm"/>
    </style:style>
    <style:style style:name="P9" style:family="paragraph" style:parent-style-name="Standard" style:list-style-name="WW8Num2"/>
    <style:style style:name="P10" style:family="paragraph" style:parent-style-name="Standard">
      <style:paragraph-properties fo:margin-left="1.272cm" fo:margin-right="0cm" fo:text-align="center" style:justify-single-word="false" fo:text-indent="-1.272cm" style:auto-text-indent="false"/>
    </style:style>
    <style:style style:name="P11" style:family="paragraph" style:parent-style-name="Standard">
      <style:paragraph-properties fo:margin-left="0.247cm" fo:margin-right="0cm" style:line-height-at-least="0.035cm" fo:text-indent="-3.21cm" style:auto-text-indent="false"/>
    </style:style>
    <style:style style:name="P12" style:family="paragraph" style:parent-style-name="Standard">
      <style:paragraph-properties fo:margin-left="4.233cm" fo:margin-right="0cm" fo:line-height="0.706cm" fo:text-indent="0.847cm" style:auto-text-indent="false"/>
      <style:text-properties style:font-name="標楷體" fo:font-size="14pt" fo:font-weight="bold" style:letter-kerning="true" style:font-name-asian="標楷體" style:font-size-asian="14pt" style:font-weight-asian="bold" style:font-name-complex="新細明體1" style:font-weight-complex="bold"/>
    </style:style>
    <style:style style:name="P13" style:family="paragraph" style:parent-style-name="Standard">
      <style:paragraph-properties fo:margin-left="1.27cm" fo:margin-right="0cm" style:line-height-at-least="0.035cm" fo:text-indent="-3.912cm" style:auto-text-indent="false"/>
    </style:style>
    <style:style style:name="P14" style:family="paragraph" style:parent-style-name="Standard">
      <style:paragraph-properties fo:margin-left="0.711cm" fo:margin-right="0cm" style:line-height-at-least="0.035cm" fo:text-indent="0.242cm" style:auto-text-indent="false"/>
    </style:style>
    <style:style style:name="P15" style:family="paragraph" style:parent-style-name="Standard">
      <style:paragraph-properties fo:margin-left="1.875cm" fo:margin-right="0cm" style:line-height-at-least="0.035cm" fo:text-indent="-4.517cm" style:auto-text-indent="false"/>
      <style:text-properties officeooo:paragraph-rsid="00105564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18pt" style:text-underline-style="solid" style:text-underline-width="bold" style:text-underline-color="font-color" fo:font-weight="bold" style:font-name-asian="標楷體" style:font-size-asian="18pt" style:font-weight-asian="bold" style:font-name-complex="標楷體" style:font-size-complex="18pt"/>
    </style:style>
    <style:style style:name="T1" style:family="text">
      <style:text-properties style:font-name="標楷體" fo:font-size="18pt" style:text-underline-style="solid" style:text-underline-width="bold" style:text-underline-color="font-color" fo:font-weight="bold" style:font-name-asian="標楷體" style:font-size-asian="18pt" style:font-weight-asian="bold" style:font-name-complex="標楷體" style:font-size-complex="18pt"/>
    </style:style>
    <style:style style:name="T2" style:family="text">
      <style:text-properties style:font-name="標楷體" fo:font-size="18pt" style:text-underline-style="solid" style:text-underline-width="bold" style:text-underline-color="font-color" fo:font-weight="bold" style:font-name-asian="標楷體" style:font-size-asian="18pt" style:font-weight-asian="bold" style:font-size-complex="18pt" style:font-weight-complex="bold"/>
    </style:style>
    <style:style style:name="T3" style:family="text">
      <style:text-properties style:font-name="標楷體" fo:font-size="14pt" style:font-name-asian="標楷體" style:font-size-asian="14pt"/>
    </style:style>
    <style:style style:name="T4" style:family="text">
      <style:text-properties style:font-name="標楷體" fo:font-size="14pt" style:font-name-asian="標楷體" style:font-size-asian="14pt"/>
    </style:style>
    <style:style style:name="T5" style:family="text">
      <style:text-properties style:font-name="標楷體" fo:font-size="14pt" style:font-name-asian="標楷體" style:font-size-asian="14pt" style:font-name-complex="標楷體"/>
    </style:style>
    <style:style style:name="T6" style:family="text">
      <style:text-properties style:font-name="標楷體" fo:font-size="14pt" fo:font-weight="bold" style:font-name-asian="標楷體" style:font-size-asian="14pt" style:font-weight-asian="bold" style:font-name-complex="標楷體" style:font-size-complex="14pt"/>
    </style:style>
    <style:style style:name="T7" style:family="text">
      <style:text-properties style:font-name="標楷體" fo:font-weight="bold" style:letter-kerning="true" style:font-name-asian="標楷體" style:font-weight-asian="bold" style:font-name-complex="新細明體1" style:font-weight-complex="bold"/>
    </style:style>
    <style:style style:name="T8" style:family="text">
      <style:text-properties style:font-name="標楷體" style:font-name-asian="標楷體" style:font-name-complex="標楷體"/>
    </style:style>
    <style:style style:name="T9" style:family="text">
      <style:text-properties style:font-name="標楷體" style:font-name-asian="標楷體" style:font-name-complex="標楷體"/>
    </style:style>
    <style:style style:name="T10" style:family="text">
      <style:text-properties style:font-name="標楷體" fo:font-size="13pt" style:font-name-asian="標楷體" style:font-size-asian="13pt" style:font-name-complex="標楷體"/>
    </style:style>
    <style:style style:name="T11" style:family="text">
      <style:text-properties style:font-name="標楷體" fo:font-size="13pt" style:font-name-asian="標楷體" style:font-size-asian="13pt" style:font-name-complex="標楷體"/>
    </style:style>
    <style:style style:name="T12" style:family="text">
      <style:text-properties fo:font-size="14pt" style:font-name-asian="標楷體" style:font-size-asian="14pt"/>
    </style:style>
    <style:style style:name="T13" style:family="text">
      <style:text-properties fo:font-size="14pt" style:font-name-asian="標楷體" style:font-size-asian="14pt"/>
    </style:style>
    <style:style style:name="T14" style:family="text">
      <style:text-properties fo:font-size="14pt" style:font-name-asian="Times New Roman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輔仁大學校友資料庫系統</text:p>
      <text:p text:style-name="P10"><text:span text:style-name="T2">寄發e-mail申請書</text:span></text:p>
      <text:p text:style-name="P6"><text:span text:style-name="T3">申請單位： <text:s text:c="10"/></text:span><text:span text:style-name="T3"><text:s text:c="13"/></text:span><text:span text:style-name="T3">申請日期：</text:span></text:p>
      <text:p text:style-name="P6"><text:span text:style-name="T3">申請人： <text:s text:c="25"/>聯絡電話：</text:span></text:p>
      <text:p text:style-name="P7"><text:span text:style-name="T3">E-mail</text:span><text:span text:style-name="T3">： <text:s text:c="25"/>傳真：</text:span></text:p>
      <text:p text:style-name="P2">申請單位主管簽章： </text:p>
      <text:p text:style-name="P7"><text:span text:style-name="T3">一級單位主管簽章： <text:s text:c="31"/></text:span></text:p>
      <text:list xml:id="list503242772" text:style-name="WW8Num1">
        <text:list-item>
          <text:p text:style-name="P8"><text:span text:style-name="T3">寄發資料之目的與用途</text:span><text:span text:style-name="T3">(</text:span><text:span text:style-name="T3">請詳填或提供文件資料</text:span><text:span text:style-name="T3">)</text:span><text:span text:style-name="T3">：</text:span></text:p>
        </text:list-item>
      </text:list>
      <text:p text:style-name="P1"/>
      <text:p text:style-name="P1"/>
      <text:p text:style-name="P1"/>
      <text:list xml:id="list143330363350147" text:continue-numbering="true" text:style-name="WW8Num1">
        <text:list-item>
          <text:p text:style-name="P8"><text:span text:style-name="T3">寄發e-mail之對象及範圍：</text:span></text:p>
        </text:list-item>
      </text:list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1"/>
      <text:p text:style-name="P1"/>
      <text:p text:style-name="P11"><text:span text:style-name="T5"><text:s text:c="11"/></text:span><text:span text:style-name="T12">============================================================</text:span></text:p>
      <text:p text:style-name="P3">備註：</text:p>
      <text:list xml:id="list3528743544" text:style-name="WW8Num2">
        <text:list-item>
          <text:p text:style-name="P9"><text:span text:style-name="T7">請提供寄發信件內文之電子檔</text:span></text:p>
        </text:list-item>
        <text:list-item>
          <text:p text:style-name="P9"><text:span text:style-name="T7">寄發資料需求請於至少五天前提出申請。</text:span></text:p>
        </text:list-item>
      </text:list>
      <text:p text:style-name="P12"/>
      <text:p text:style-name="P4"/>
      <text:p text:style-name="P13"><text:span text:style-name="T14"><text:s text:c="29"/></text:span><text:span text:style-name="T8">請將以上表格填妥後傳真至輔仁大學公</text:span><text:span text:style-name="T8">共</text:span><text:span text:style-name="T8">事務室，並以電話聯繫業務承辦人：林又春</text:span></text:p>
      <text:p text:style-name="P14"><text:span text:style-name="T8">電話：02-2905-3180 <text:s text:c="3"/>傳真：02-2902-6201 <text:s/></text:span><text:span text:style-name="T8"><text:s/>E-mail</text:span><text:span text:style-name="T8">：</text:span><text:span text:style-name="T8">081238@mail.fju.edu.tw</text:span></text:p>
      <text:p text:style-name="P5"/>
      <text:p text:style-name="P15"><text:span text:style-name="T10"><text:s text:c="10"/></text:span><text:span text:style-name="T10"><text:s/></text:span></text:p>
      <text:p text:style-name="P15"><text:span text:style-name="T10"/></text:p>
      <text:p text:style-name="P15"><text:span text:style-name="T10"><text:s text:c="11"/></text:span><text:span text:style-name="T8">公</text:span><text:span text:style-name="T8">共</text:span><text:span text:style-name="T8">事務室</text:span><text:span text:style-name="T10">主任簽核： <text:s text:c="23"/>承辦人：</text:span></text:p>
      <text:p text:style-name="P15"><text:span text:style-name="T10"><text:s text:c="54"/></text:span><text:span text:style-name="T8">完成日期：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標楷體" svg:font-family="標楷體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style:font-name="Wingdings" fo:font-family="Wingdings" style:font-pitch="variable" style:font-charset="x-symbol" fo:font-size="14pt" style:font-name-asian="標楷體" style:font-family-asian="標楷體" style:font-family-generic-asian="script" style:font-size-asian="14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標楷體" fo:font-family="標楷體" style:font-family-generic="script" fo:font-weight="bold" style:letter-kerning="true" style:font-name-asian="標楷體" style:font-family-asian="標楷體" style:font-family-generic-asian="script" style:font-weight-asian="bold" style:font-name-complex="新細明體1" style:font-family-complex="新細明體, PMingLiU" style:font-family-generic-complex="roman" style:font-pitch-complex="variable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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  <style:text-properties style:font-name="Wingdings"/>
      </text:list-level-style-bullet>
      <text:list-level-style-bullet text:level="2" text:style-name="WW8Num1z0" style:num-suffix=".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"/>
      </text:list-level-style-bullet>
      <text:list-level-style-bullet text:level="3" text:style-name="WW8Num1z0" style:num-suffix=".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"/>
      </text:list-level-style-bullet>
      <text:list-level-style-bullet text:level="4" text:style-name="WW8Num1z0" style:num-suffix=".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5" text:style-name="WW8Num1z0" style:num-suffix=".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6" text:style-name="WW8Num1z0" style:num-suffix=".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7" text:style-name="WW8Num1z0" style:num-suffix=".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8" text:style-name="WW8Num1z0" style:num-suffix=".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9" text:style-name="WW8Num1z0" style:num-suffix=".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2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2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0.635cm" fo:margin-left="2cm" fo:margin-right="2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校友資料庫系統綜合申請單</dc:title>
    <meta:initial-creator>jeffen</meta:initial-creator>
    <meta:creation-date>2011-09-29T11:00:00</meta:creation-date>
    <dc:date>2018-02-07T14:33:28.038000000</dc:date>
    <meta:print-date>2010-04-28T09:38:00</meta:print-date>
    <meta:editing-cycles>4</meta:editing-cycles>
    <meta:editing-duration>PT3M55S</meta:editing-duration>
    <meta:document-statistic meta:table-count="0" meta:image-count="0" meta:object-count="0" meta:page-count="1" meta:paragraph-count="18" meta:word-count="198" meta:character-count="578" meta:non-whitespace-character-count="322"/>
    <meta:generator>LibreOffice/5.3.7.2$Windows_X86_64 LibreOffice_project/6b8ed514a9f8b44d37a1b96673cbbdd077e24059</meta:generator>
  </office:meta>
</office:document-meta>
</file>